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Hiperv_237_nculo" style:data-style-name="N0">
      <style:table-cell-properties fo:border="thin solid #000000" style:vertical-align="middle" fo:wrap-option="wrap"/>
      <style:text-properties fo:color="#0563C1" style:text-underline-style="solid" style:text-underline-type="single"/>
    </style:style>
    <style:style style:name="ce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9" style:family="table-cell" style:parent-style-name="Hiperv_237_nculo" style:data-style-name="N0">
      <style:table-cell-properties fo:border="thin solid #000000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8.625416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mpedido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l Trabaj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2.41666666666667in" svg:y="0.09375in" svg:width="1.5in" svg:height="0.822916666666667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PM-04-2021Agost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2.41666666666667in" svg:y="0.291666666666667in" svg:width="1.5in" svg:height="0.822916666666667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DT_Impedidosparaejercercargospúblicos_2021Agost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2" svg:x="2.41666666666667in" svg:y="0.510416666666667in" svg:width="1.5in" svg:height="0.822916666666667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3">
            <text:p>Impedidos para ejercer cargos públicos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2.41666666666667in" svg:y="0.71875in" svg:width="1.5in" svg:height="0.822916666666667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3">
            <text:p>Número de registro de impedimentos para ejercer cargo públicos registrados en el Sistema de Impedimentos administrado por el Ministerio del Trabajo.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4" svg:x="2.41666666666667in" svg:y="1.25in" svg:width="1.5in" svg:height="0.822916666666667in">
              <dc:creator>JP</dc:creator>
              <text:p><text:span text:style-name="T1">JP:</text:span><text:span text:style-name="T2"/></text:p>
              <text:p><text:span text:style-name="T2">direccion web institucional</text:span></text:p>
            </office:annotation>
            <text:p>Código institución</text:p>
          </table:table-cell>
          <table:table-cell office:value-type="string" table:style-name="ce4">
            <text:p><text:a xlink:href="https://www.trabajo.gob.ec/">https://www.trabajo.gob.ec/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3">
            <text:p>CC-BY-4.0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1-04-01T00:00:00" table:style-name="ce5">
            <text:p>2021-04-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mensual</text:p>
          </table:table-cell>
          <table:table-cell table:number-columns-repeated="16382"/>
        </table:table-row>
        <table:table-row table:style-name="ro3">
          <table:table-cell office:value-type="string" table:style-name="ce2">
            <office:annotation draw:style-name="a5" svg:x="2.41666666666667in" svg:y="2.07291666666667in" svg:width="1.5in" svg:height="0.822916666666667in">
              <dc:creator>JP</dc:creator>
              <text:p><text:span text:style-name="T1">JP:</text:span><text:span text:style-name="T2"/></text:p>
              <text:p><text:span text:style-name="T2">Fuente u origen de los datos</text:span></text:p>
            </office:annotation>
            <text:p>Archivo maestro</text:p>
          </table:table-cell>
          <table:table-cell office:value-type="string" table:style-name="ce3">
            <text:p>Base de datos con el registro de las personas con impedimentos para ejercer cargos públic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onimización</text:p>
          </table:table-cell>
          <table:table-cell office:value-type="string" table:style-name="ce6">
            <text:p>Si</text:p>
          </table:table-cell>
          <table:table-cell table:number-columns-repeated="16382"/>
        </table:table-row>
        <table:table-row table:style-name="ro1">
          <table:table-cell office:value-type="string" table:style-name="ce7">
            <office:annotation draw:style-name="a6" svg:x="2.41666666666667in" svg:y="2.63541666666667in" svg:width="1.5in" svg:height="0.822916666666667in">
              <dc:creator>JP</dc:creator>
              <text:p><text:span text:style-name="T1">JP:</text:span><text:span text:style-name="T2"/></text:p>
              <text:p><text:span text:style-name="T2">correo del funcionario responsable dentro de la institución</text:span></text:p>
            </office:annotation>
            <text:p>Responsable</text:p>
          </table:table-cell>
          <table:table-cell office:value-type="string" table:style-name="ce9">
            <text:p><text:a xlink:href="mailto:paul_salazar@trabajo.gob.ec">paul_salazar@trabajo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7" svg:x="2.41666666666667in" svg:y="2.85416666666667in" svg:width="1.5in" svg:height="0.822916666666667in">
              <dc:creator>JP</dc:creator>
              <text:p><text:span text:style-name="T1">JP:</text:span><text:span text:style-name="T2"/></text:p>
              <text:p><text:span text:style-name="T2">Idioma</text:span></text:p>
            </office:annotation>
            <text:p>Lenguaje</text:p>
          </table:table-cell>
          <table:table-cell office:value-type="string" table:style-name="ce8">
            <text:p>Españ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iquetas</text:p>
          </table:table-cell>
          <table:table-cell office:value-type="string" table:style-name="ce3">
            <text:p>Impedidos Cargos Públicos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URI</text:p>
          </table:table-cell>
          <table:table-cell office:value-type="string" table:style-name="ce3">
            <text:p>https://sut.trabajo.gob.ec/mrl/contenido/indicadores.xhtml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P</meta:initial-creator>
    <dc:creator>PPATINO</dc:creator>
    <meta:creation-date>2020-12-02T17:01:11Z</meta:creation-date>
    <dc:date>2021-10-25T21:15:20Z</dc:date>
    <meta:print-date>2021-08-23T15:18:53Z</meta:print-date>
  </office:meta>
</office:document-meta>
</file>